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3:41: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6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0314" calcext:value-type="float">
            <text:p>10314</text:p>
          </table:table-cell>
          <table:table-cell office:value-type="float" office:value="9743" calcext:value-type="float">
            <text:p>974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]/([.E2]+[.I2]+[.O2])" office:value-type="percentage" office:value="0.0338409475465313" calcext:value-type="percentage">
            <text:p>3.38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]/([.E2]+[.I2]+[.O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9761" calcext:value-type="float">
            <text:p>9761</text:p>
          </table:table-cell>
          <table:table-cell office:value-type="float" office:value="9146" calcext:value-type="float">
            <text:p>9146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]/([.E3]+[.I3]+[.O3])" office:value-type="percentage" office:value="0.031496062992126" calcext:value-type="percentage">
            <text:p>3.15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]/([.E3]+[.I3]+[.O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051" calcext:value-type="float">
            <text:p>2051</text:p>
          </table:table-cell>
          <table:table-cell office:value-type="float" office:value="1441" calcext:value-type="float">
            <text:p>144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4]/([.E4]+[.I4]+[.O4])" office:value-type="percentage" office:value="0.0317460317460317" calcext:value-type="percentage">
            <text:p>3.17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4]/([.E4]+[.I4]+[.O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322" calcext:value-type="float">
            <text:p>10322</text:p>
          </table:table-cell>
          <table:table-cell office:value-type="float" office:value="9714" calcext:value-type="float">
            <text:p>971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5]/([.E5]+[.I5]+[.O5])" office:value-type="percentage" office:value="0.0318471337579618" calcext:value-type="percentage">
            <text:p>3.18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5]/([.E5]+[.I5]+[.O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9817" calcext:value-type="float">
            <text:p>9817</text:p>
          </table:table-cell>
          <table:table-cell office:value-type="float" office:value="9204" calcext:value-type="float">
            <text:p>9204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6]/([.E6]+[.I6]+[.O6])" office:value-type="percentage" office:value="0.0315955766192733" calcext:value-type="percentage">
            <text:p>3.1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6]/([.E6]+[.I6]+[.O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8278" calcext:value-type="float">
            <text:p>8278</text:p>
          </table:table-cell>
          <table:table-cell office:value-type="float" office:value="7716" calcext:value-type="float">
            <text:p>7716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I7]/([.E7]+[.I7]+[.O7])" office:value-type="percentage" office:value="0.0564784053156146" calcext:value-type="percentage">
            <text:p>5.65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O7]/([.E7]+[.I7]+[.O7])" office:value-type="percentage" office:value="0.00996677740863787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507" calcext:value-type="float">
            <text:p>9507</text:p>
          </table:table-cell>
          <table:table-cell office:value-type="float" office:value="8932" calcext:value-type="float">
            <text:p>8932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85" calcext:value-type="float">
            <text:p>38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I8]/([.E8]+[.I8]+[.O8])" office:value-type="percentage" office:value="0.0680713128038898" calcext:value-type="percentage">
            <text:p>6.81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8]/([.E8]+[.I8]+[.O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504" calcext:value-type="float">
            <text:p>9504</text:p>
          </table:table-cell>
          <table:table-cell office:value-type="float" office:value="8930" calcext:value-type="float">
            <text:p>893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9]/([.E9]+[.I9]+[.O9])" office:value-type="percentage" office:value="0.0336700336700337" calcext:value-type="percentage">
            <text:p>3.3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9]/([.E9]+[.I9]+[.O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9460" calcext:value-type="float">
            <text:p>9460</text:p>
          </table:table-cell>
          <table:table-cell office:value-type="float" office:value="8904" calcext:value-type="float">
            <text:p>890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I10]/([.E10]+[.I10]+[.O10])" office:value-type="percentage" office:value="0.0601001669449082" calcext:value-type="percentage">
            <text:p>6.01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O10]/([.E10]+[.I10]+[.O10])" office:value-type="percentage" office:value="0.011686143572621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491" calcext:value-type="float">
            <text:p>9491</text:p>
          </table:table-cell>
          <table:table-cell office:value-type="float" office:value="8910" calcext:value-type="float">
            <text:p>8910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1]/([.E11]+[.I11]+[.O11])" office:value-type="percentage" office:value="0.0332778702163062" calcext:value-type="percentage">
            <text:p>3.33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1]/([.E11]+[.I11]+[.O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9036" calcext:value-type="float">
            <text:p>9036</text:p>
          </table:table-cell>
          <table:table-cell office:value-type="float" office:value="8487" calcext:value-type="float">
            <text:p>848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12]/([.E12]+[.I12]+[.O12])" office:value-type="percentage" office:value="0.0834724540901503" calcext:value-type="percentage">
            <text:p>8.3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2]/([.E12]+[.I12]+[.O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564" calcext:value-type="float">
            <text:p>9564</text:p>
          </table:table-cell>
          <table:table-cell office:value-type="float" office:value="8980" calcext:value-type="float">
            <text:p>89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13]/([.E13]+[.I13]+[.O13])" office:value-type="percentage" office:value="0.0363036303630363" calcext:value-type="percentage">
            <text:p>3.63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3]/([.E13]+[.I13]+[.O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481" calcext:value-type="float">
            <text:p>9481</text:p>
          </table:table-cell>
          <table:table-cell office:value-type="float" office:value="8906" calcext:value-type="float">
            <text:p>8906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4]/([.E14]+[.I14]+[.O14])" office:value-type="percentage" office:value="0.0336134453781513" calcext:value-type="percentage">
            <text:p>3.36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4]/([.E14]+[.I14]+[.O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9533" calcext:value-type="float">
            <text:p>9533</text:p>
          </table:table-cell>
          <table:table-cell office:value-type="float" office:value="8960" calcext:value-type="float">
            <text:p>896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15]/([.E15]+[.I15]+[.O15])" office:value-type="percentage" office:value="0.0369747899159664" calcext:value-type="percentage">
            <text:p>3.7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5]/([.E15]+[.I15]+[.O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0022" calcext:value-type="float">
            <text:p>10022</text:p>
          </table:table-cell>
          <table:table-cell office:value-type="float" office:value="9414" calcext:value-type="float">
            <text:p>941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16]/([.E16]+[.I16]+[.O16])" office:value-type="percentage" office:value="0.0349206349206349" calcext:value-type="percentage">
            <text:p>3.4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6]/([.E16]+[.I16]+[.O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297" calcext:value-type="float">
            <text:p>10297</text:p>
          </table:table-cell>
          <table:table-cell office:value-type="float" office:value="9688" calcext:value-type="float">
            <text:p>9688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7]/([.E17]+[.I17]+[.O17])" office:value-type="percentage" office:value="0.0317965023847377" calcext:value-type="percentage">
            <text:p>3.18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7]/([.E17]+[.I17]+[.O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305" calcext:value-type="float">
            <text:p>10305</text:p>
          </table:table-cell>
          <table:table-cell office:value-type="float" office:value="9691" calcext:value-type="float">
            <text:p>9691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8]/([.E18]+[.I18]+[.O18])" office:value-type="percentage" office:value="0.0315457413249211" calcext:value-type="percentage">
            <text:p>3.15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8]/([.E18]+[.I18]+[.O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834" calcext:value-type="float">
            <text:p>2834</text:p>
          </table:table-cell>
          <table:table-cell office:value-type="float" office:value="2221" calcext:value-type="float">
            <text:p>222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19]/([.E19]+[.I19]+[.O19])" office:value-type="percentage" office:value="0.0346456692913386" calcext:value-type="percentage">
            <text:p>3.46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9]/([.E19]+[.I19]+[.O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179" calcext:value-type="float">
            <text:p>3179</text:p>
          </table:table-cell>
          <table:table-cell office:value-type="float" office:value="2595" calcext:value-type="float">
            <text:p>2595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I20]/([.E20]+[.I20]+[.O20])" office:value-type="percentage" office:value="0.053484602917342" calcext:value-type="percentage">
            <text:p>5.35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0]/([.E20]+[.I20]+[.O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904" calcext:value-type="float">
            <text:p>2904</text:p>
          </table:table-cell>
          <table:table-cell office:value-type="float" office:value="2330" calcext:value-type="float">
            <text:p>233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1]/([.E21]+[.I21]+[.O21])" office:value-type="percentage" office:value="0.0336700336700337" calcext:value-type="percentage">
            <text:p>3.37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1]/([.E21]+[.I21]+[.O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676" calcext:value-type="float">
            <text:p>2676</text:p>
          </table:table-cell>
          <table:table-cell office:value-type="float" office:value="2104" calcext:value-type="float">
            <text:p>2104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2]/([.E22]+[.I22]+[.O22])" office:value-type="percentage" office:value="0.0337837837837838" calcext:value-type="percentage">
            <text:p>3.38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2]/([.E22]+[.I22]+[.O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828" calcext:value-type="float">
            <text:p>2828</text:p>
          </table:table-cell>
          <table:table-cell office:value-type="float" office:value="2236" calcext:value-type="float">
            <text:p>223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23]/([.E23]+[.I23]+[.O23])" office:value-type="percentage" office:value="0.0418006430868167" calcext:value-type="percentage">
            <text:p>4.18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23]/([.E23]+[.I23]+[.O23])" office:value-type="percentage" office:value="0.00643086816720257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916" calcext:value-type="float">
            <text:p>2916</text:p>
          </table:table-cell>
          <table:table-cell office:value-type="float" office:value="2346" calcext:value-type="float">
            <text:p>2346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4]/([.E24]+[.I24]+[.O24])" office:value-type="percentage" office:value="0.0338983050847458" calcext:value-type="percentage">
            <text:p>3.3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4]/([.E24]+[.I24]+[.O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687" calcext:value-type="float">
            <text:p>2687</text:p>
          </table:table-cell>
          <table:table-cell office:value-type="float" office:value="2115" calcext:value-type="float">
            <text:p>2115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25]/([.E25]+[.I25]+[.O25])" office:value-type="percentage" office:value="0.0368509212730318" calcext:value-type="percentage">
            <text:p>3.69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25]/([.E25]+[.I25]+[.O25])" office:value-type="percentage" office:value="0.0050251256281407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812" calcext:value-type="float">
            <text:p>2812</text:p>
          </table:table-cell>
          <table:table-cell office:value-type="float" office:value="2208" calcext:value-type="float">
            <text:p>2208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6]/([.E26]+[.I26]+[.O26])" office:value-type="percentage" office:value="0.032051282051282" calcext:value-type="percentage">
            <text:p>3.21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6]/([.E26]+[.I26]+[.O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54" calcext:value-type="float">
            <text:p>2854</text:p>
          </table:table-cell>
          <table:table-cell office:value-type="float" office:value="2279" calcext:value-type="float">
            <text:p>2279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7]/([.E27]+[.I27]+[.O27])" office:value-type="percentage" office:value="0.0336134453781513" calcext:value-type="percentage">
            <text:p>3.3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7]/([.E27]+[.I27]+[.O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685" calcext:value-type="float">
            <text:p>2685</text:p>
          </table:table-cell>
          <table:table-cell office:value-type="float" office:value="2106" calcext:value-type="float">
            <text:p>2106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8]/([.E28]+[.I28]+[.O28])" office:value-type="percentage" office:value="0.0330578512396694" calcext:value-type="percentage">
            <text:p>3.31%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O28]/([.E28]+[.I28]+[.O28])" office:value-type="percentage" office:value="0.00991735537190083" calcext:value-type="percentage">
            <text:p>0.9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608" calcext:value-type="float">
            <text:p>2608</text:p>
          </table:table-cell>
          <table:table-cell office:value-type="float" office:value="2035" calcext:value-type="float">
            <text:p>2035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9]/([.E29]+[.I29]+[.O29])" office:value-type="percentage" office:value="0.0337268128161889" calcext:value-type="percentage">
            <text:p>3.37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9]/([.E29]+[.I29]+[.O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693" calcext:value-type="float">
            <text:p>2693</text:p>
          </table:table-cell>
          <table:table-cell office:value-type="float" office:value="2105" calcext:value-type="float">
            <text:p>210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0]/([.E30]+[.I30]+[.O30])" office:value-type="percentage" office:value="0.0328947368421053" calcext:value-type="percentage">
            <text:p>3.29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0]/([.E30]+[.I30]+[.O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818" calcext:value-type="float">
            <text:p>2818</text:p>
          </table:table-cell>
          <table:table-cell office:value-type="float" office:value="2240" calcext:value-type="float">
            <text:p>2240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31]/([.E31]+[.I31]+[.O31])" office:value-type="percentage" office:value="0.0366666666666667" calcext:value-type="percentage">
            <text:p>3.67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1]/([.E31]+[.I31]+[.O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864" calcext:value-type="float">
            <text:p>2864</text:p>
          </table:table-cell>
          <table:table-cell office:value-type="float" office:value="2250" calcext:value-type="float">
            <text:p>2250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2]/([.E32]+[.I32]+[.O32])" office:value-type="percentage" office:value="0.0315457413249211" calcext:value-type="percentage">
            <text:p>3.15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2]/([.E32]+[.I32]+[.O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841" calcext:value-type="float">
            <text:p>2841</text:p>
          </table:table-cell>
          <table:table-cell office:value-type="float" office:value="2234" calcext:value-type="float">
            <text:p>223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3]/([.E33]+[.I33]+[.O33])" office:value-type="percentage" office:value="0.0318979266347687" calcext:value-type="percentage">
            <text:p>3.1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3]/([.E33]+[.I33]+[.O33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3:51:04.102046425</dc:date>
    <meta:editing-duration>PT3M</meta:editing-duration>
    <meta:editing-cycles>1</meta:editing-cycles>
    <meta:document-statistic meta:table-count="1" meta:cell-count="427" meta:object-count="0"/>
    <meta:generator>LibreOffice/5.1.6.2$Linux_X86_64 LibreOffice_project/10m0$Build-2</meta:generator>
  </office:meta>
</office:document-meta>
</file>